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a0e4" officeooo:paragraph-rsid="0009a0e4"/>
    </style:style>
    <style:style style:name="P2" style:family="paragraph" style:parent-style-name="Standard">
      <style:text-properties officeooo:rsid="000ac148" officeooo:paragraph-rsid="000ac148"/>
    </style:style>
    <style:style style:name="P3" style:family="paragraph" style:parent-style-name="Standard">
      <style:text-properties officeooo:rsid="000ac148" officeooo:paragraph-rsid="000bb46d"/>
    </style:style>
    <style:style style:name="P4" style:family="paragraph" style:parent-style-name="Standard">
      <style:text-properties officeooo:rsid="000d76db" officeooo:paragraph-rsid="000d76db"/>
    </style:style>
    <style:style style:name="P5" style:family="paragraph" style:parent-style-name="Standard">
      <style:text-properties officeooo:rsid="000ea296" officeooo:paragraph-rsid="000ea296"/>
    </style:style>
    <style:style style:name="P6" style:family="paragraph" style:parent-style-name="Standard">
      <style:text-properties officeooo:rsid="00107000" officeooo:paragraph-rsid="00107000"/>
    </style:style>
    <style:style style:name="P7" style:family="paragraph" style:parent-style-name="Standard">
      <style:text-properties officeooo:rsid="0011603c" officeooo:paragraph-rsid="0011603c"/>
    </style:style>
    <style:style style:name="P8" style:family="paragraph" style:parent-style-name="Standard">
      <style:text-properties officeooo:rsid="000bb46d" officeooo:paragraph-rsid="000bb46d"/>
    </style:style>
    <style:style style:name="P9" style:family="paragraph" style:parent-style-name="Standard">
      <style:text-properties officeooo:rsid="000d76db" officeooo:paragraph-rsid="000d76db"/>
    </style:style>
    <style:style style:name="P10" style:family="paragraph" style:parent-style-name="Standard">
      <style:text-properties officeooo:rsid="000d76db" officeooo:paragraph-rsid="001f2d23"/>
    </style:style>
    <style:style style:name="P11" style:family="paragraph" style:parent-style-name="Standard">
      <style:text-properties officeooo:rsid="000ea296" officeooo:paragraph-rsid="000d76db"/>
    </style:style>
    <style:style style:name="P12" style:family="paragraph" style:parent-style-name="Standard">
      <style:text-properties officeooo:rsid="0014d6f4" officeooo:paragraph-rsid="0014d6f4"/>
    </style:style>
    <style:style style:name="P13" style:family="paragraph" style:parent-style-name="Standard">
      <style:paragraph-properties>
        <style:tab-stops>
          <style:tab-stop style:position="4.6098in"/>
        </style:tab-stops>
      </style:paragraph-properties>
      <style:text-properties officeooo:rsid="0014d6f4" officeooo:paragraph-rsid="0014d6f4"/>
    </style:style>
    <style:style style:name="P14" style:family="paragraph" style:parent-style-name="Standard">
      <style:paragraph-properties>
        <style:tab-stops>
          <style:tab-stop style:position="4.6098in"/>
        </style:tab-stops>
      </style:paragraph-properties>
      <style:text-properties officeooo:rsid="0014d6f4" officeooo:paragraph-rsid="0020946e"/>
    </style:style>
    <style:style style:name="P15" style:family="paragraph" style:parent-style-name="Standard">
      <style:text-properties officeooo:rsid="0014d6f4" officeooo:paragraph-rsid="0020946e"/>
    </style:style>
    <style:style style:name="P16" style:family="paragraph" style:parent-style-name="Standard">
      <style:text-properties officeooo:rsid="0018121c" officeooo:paragraph-rsid="0018121c"/>
    </style:style>
    <style:style style:name="P17" style:family="paragraph" style:parent-style-name="Standard">
      <style:text-properties officeooo:rsid="0018121c" officeooo:paragraph-rsid="001f2d23"/>
    </style:style>
    <style:style style:name="P18" style:family="paragraph" style:parent-style-name="Standard">
      <style:text-properties officeooo:rsid="0019c839" officeooo:paragraph-rsid="001c6b3c"/>
    </style:style>
    <style:style style:name="P19" style:family="paragraph" style:parent-style-name="Standard">
      <style:text-properties officeooo:rsid="0019c839" officeooo:paragraph-rsid="0020946e"/>
    </style:style>
    <style:style style:name="P20" style:family="paragraph" style:parent-style-name="Standard">
      <style:text-properties officeooo:rsid="0009a0e4" officeooo:paragraph-rsid="0009a0e4"/>
    </style:style>
    <style:style style:name="P21" style:family="paragraph" style:parent-style-name="Standard">
      <style:text-properties officeooo:rsid="001c71c3" officeooo:paragraph-rsid="0014d6f4"/>
    </style:style>
    <style:style style:name="P22" style:family="paragraph" style:parent-style-name="Standard">
      <style:text-properties officeooo:rsid="001c71c3" officeooo:paragraph-rsid="002ab783"/>
    </style:style>
    <style:style style:name="P23" style:family="paragraph" style:parent-style-name="Standard">
      <style:text-properties officeooo:rsid="000ac148" officeooo:paragraph-rsid="000ac148"/>
    </style:style>
    <style:style style:name="P24" style:family="paragraph" style:parent-style-name="Standard">
      <style:text-properties officeooo:rsid="0011603c" officeooo:paragraph-rsid="0011603c"/>
    </style:style>
    <style:style style:name="P25" style:family="paragraph" style:parent-style-name="Standard">
      <style:text-properties officeooo:rsid="001e147d" officeooo:paragraph-rsid="001e147d"/>
    </style:style>
    <style:style style:name="P26" style:family="paragraph" style:parent-style-name="Standard">
      <style:text-properties officeooo:rsid="001eb80d" officeooo:paragraph-rsid="001eb80d"/>
    </style:style>
    <style:style style:name="P27" style:family="paragraph" style:parent-style-name="Standard">
      <style:text-properties officeooo:rsid="001f2d23" officeooo:paragraph-rsid="001f2d23"/>
    </style:style>
    <style:style style:name="P28" style:family="paragraph" style:parent-style-name="Standard">
      <style:text-properties officeooo:rsid="0020946e" officeooo:paragraph-rsid="0020946e"/>
    </style:style>
    <style:style style:name="P29" style:family="paragraph" style:parent-style-name="Standard">
      <style:paragraph-properties>
        <style:tab-stops>
          <style:tab-stop style:position="4.6098in"/>
        </style:tab-stops>
      </style:paragraph-properties>
      <style:text-properties officeooo:rsid="0020946e" officeooo:paragraph-rsid="0020946e"/>
    </style:style>
    <style:style style:name="P30" style:family="paragraph" style:parent-style-name="Standard">
      <style:paragraph-properties>
        <style:tab-stops>
          <style:tab-stop style:position="4.6098in"/>
        </style:tab-stops>
      </style:paragraph-properties>
      <style:text-properties officeooo:rsid="0020c8bb" officeooo:paragraph-rsid="0020c8bb"/>
    </style:style>
    <style:style style:name="P31" style:family="paragraph" style:parent-style-name="Standard">
      <style:paragraph-properties>
        <style:tab-stops>
          <style:tab-stop style:position="4.6098in"/>
        </style:tab-stops>
      </style:paragraph-properties>
      <style:text-properties officeooo:rsid="00216d34" officeooo:paragraph-rsid="00216d34"/>
    </style:style>
    <style:style style:name="P32" style:family="paragraph" style:parent-style-name="Standard">
      <style:paragraph-properties>
        <style:tab-stops>
          <style:tab-stop style:position="4.6098in"/>
        </style:tab-stops>
      </style:paragraph-properties>
      <style:text-properties officeooo:rsid="00224d0e" officeooo:paragraph-rsid="00224d0e"/>
    </style:style>
    <style:style style:name="P33" style:family="paragraph" style:parent-style-name="Standard">
      <style:paragraph-properties>
        <style:tab-stops>
          <style:tab-stop style:position="4.6098in"/>
        </style:tab-stops>
      </style:paragraph-properties>
      <style:text-properties officeooo:rsid="00224d0e" officeooo:paragraph-rsid="00243555"/>
    </style:style>
    <style:style style:name="P34" style:family="paragraph" style:parent-style-name="Standard">
      <style:paragraph-properties>
        <style:tab-stops>
          <style:tab-stop style:position="4.6098in"/>
        </style:tab-stops>
      </style:paragraph-properties>
      <style:text-properties officeooo:rsid="00224d0e" officeooo:paragraph-rsid="0028bd30"/>
    </style:style>
    <style:style style:name="P35" style:family="paragraph" style:parent-style-name="Standard">
      <style:text-properties officeooo:rsid="002ab783" officeooo:paragraph-rsid="002ab783"/>
    </style:style>
    <style:style style:name="P3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c71c3" officeooo:paragraph-rsid="001c71c3"/>
    </style:style>
    <style:style style:name="P3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4d6f4" officeooo:paragraph-rsid="0014d6f4"/>
    </style:style>
    <style:style style:name="P38" style:family="paragraph" style:parent-style-name="Standard">
      <style:paragraph-properties fo:padding="0.0291in" fo:border-left="none" fo:border-right="none" fo:border-top="none" fo:border-bottom="0.06pt solid #000000" style:join-border="false">
        <style:tab-stops>
          <style:tab-stop style:position="4.6098in"/>
        </style:tab-stops>
      </style:paragraph-properties>
      <style:text-properties officeooo:rsid="0014d6f4" officeooo:paragraph-rsid="0020946e"/>
    </style:style>
    <style:style style:name="P3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d76db" officeooo:paragraph-rsid="000d76db"/>
    </style:style>
    <style:style style:name="P4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d76db" officeooo:paragraph-rsid="001f2d23"/>
    </style:style>
    <style:style style:name="P4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e147d" officeooo:paragraph-rsid="001e147d"/>
    </style:style>
    <style:style style:name="P42" style:family="paragraph" style:parent-style-name="Standard">
      <style:paragraph-properties fo:padding="0.0291in" fo:border-left="none" fo:border-right="none" fo:border-top="none" fo:border-bottom="0.06pt solid #000000" style:join-border="false">
        <style:tab-stops>
          <style:tab-stop style:position="4.6098in"/>
        </style:tab-stops>
      </style:paragraph-properties>
      <style:text-properties officeooo:rsid="00216d34" officeooo:paragraph-rsid="00216d34"/>
    </style:style>
    <style:style style:name="P43" style:family="paragraph" style:parent-style-name="Standard">
      <style:paragraph-properties fo:padding="0.0291in" fo:border-left="none" fo:border-right="none" fo:border-top="none" fo:border-bottom="0.06pt solid #000000" style:join-border="false">
        <style:tab-stops>
          <style:tab-stop style:position="4.6098in"/>
        </style:tab-stops>
      </style:paragraph-properties>
      <style:text-properties officeooo:rsid="00224d0e" officeooo:paragraph-rsid="0028bd30"/>
    </style:style>
    <style:style style:name="P4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ab783" officeooo:paragraph-rsid="002ab783"/>
    </style:style>
    <style:style style:name="T1" style:family="text">
      <style:text-properties officeooo:rsid="000bb46d"/>
    </style:style>
    <style:style style:name="T2" style:family="text">
      <style:text-properties officeooo:rsid="000ea296"/>
    </style:style>
    <style:style style:name="T3" style:family="text">
      <style:text-properties officeooo:rsid="0011603c"/>
    </style:style>
    <style:style style:name="T4" style:family="text">
      <style:text-properties officeooo:rsid="0014d6f4"/>
    </style:style>
    <style:style style:name="T5" style:family="text">
      <style:text-properties officeooo:rsid="0016639c"/>
    </style:style>
    <style:style style:name="T6" style:family="text">
      <style:text-properties officeooo:rsid="0016cf21"/>
    </style:style>
    <style:style style:name="T7" style:family="text">
      <style:text-properties officeooo:rsid="0019c839"/>
    </style:style>
    <style:style style:name="T8" style:family="text">
      <style:text-properties officeooo:rsid="001c6b3c"/>
    </style:style>
    <style:style style:name="T9" style:family="text">
      <style:text-properties officeooo:rsid="001eb80d"/>
    </style:style>
    <style:style style:name="T10" style:family="text">
      <style:text-properties officeooo:rsid="001f2d23"/>
    </style:style>
    <style:style style:name="T11" style:family="text">
      <style:text-properties officeooo:rsid="0020946e"/>
    </style:style>
    <style:style style:name="T12" style:family="text">
      <style:text-properties officeooo:rsid="00224d0e"/>
    </style:style>
    <style:style style:name="T13" style:family="text">
      <style:text-properties officeooo:rsid="00243555"/>
    </style:style>
    <style:style style:name="T14" style:family="text">
      <style:text-properties officeooo:rsid="0028bd30"/>
    </style:style>
    <style:style style:name="T15" style:family="text">
      <style:text-properties officeooo:rsid="002ab7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description</text:p>
      <text:p text:style-name="P1"/>
      <text:p text:style-name="P35">In chat_client.cpp</text:p>
      <text:p text:style-name="P36"/>
      <text:p text:style-name="P2"/>
      <text:p text:style-name="P2">users_info class: <text:span text:style-name="T9">t</text:span>his class stores the uuid and nickname of the users <text:span text:style-name="T9">of the current client </text:span>in order to identify them.</text:p>
      <text:p text:style-name="P2"/>
      <text:p text:style-name="P2"><text:span text:style-name="T4">user_info </text:span>member variable:</text:p>
      <text:p text:style-name="P3">-int uuid: an int that is a randomly generated 9 digit number <text:span text:style-name="T1">that represent the user.</text:span></text:p>
      <text:p text:style-name="P8">-String nick: this is the nickname that the user wishes to be displayed when they send a text</text:p>
      <text:p text:style-name="P3"/>
      <text:p text:style-name="P4"><text:span text:style-name="T4">user_info </text:span>methods:</text:p>
      <text:p text:style-name="P4">-int get_uuid() : returns the stored uuid</text:p>
      <text:p text:style-name="P4">-void set_uuid(int in_uuid): replace the uuid stored with in_uuid</text:p>
      <text:p text:style-name="P4">-string get_nick(): returns the stored nickname</text:p>
      <text:p text:style-name="P39">-void set_nick(string name) : replace the stored nickname with the string name</text:p>
      <text:p text:style-name="P4"/>
      <text:p text:style-name="P4">chat_client class: this class is an instance of <text:span text:style-name="T2">client that will</text:span> <text:span text:style-name="T2">continuous send input to server and read from server via boost service</text:span></text:p>
      <text:p text:style-name="P4"/>
      <text:p text:style-name="P12">chat_client member variables:</text:p>
      <text:p text:style-name="P16">-boost::asio::io_service&amp; io_service_: the boost service that this client is a part of</text:p>
      <text:p text:style-name="P16">-tcp::socket socket_;<text:tab/>the socket being used</text:p>
      <text:p text:style-name="P16">-chat_message read_msg_; <text:span text:style-name="T7">the encoded message </text:span></text:p>
      <text:p text:style-name="P16">-chat_message_queue write_msgs_; <text:span text:style-name="T7">a queue for the encoded message</text:span></text:p>
      <text:p text:style-name="P12"/>
      <text:p text:style-name="P16">chat_client methods: </text:p>
      <text:p text:style-name="P18">-void write(const chat_message&amp; msg): take in a <text:span text:style-name="T8">message and write it to the boost io service</text:span></text:p>
      <text:p text:style-name="P18">-<text:span text:style-name="T8">void close(): close the io_service.</text:span> </text:p>
      <text:p text:style-name="P12">-void do_connect(tcp::resolver::iterator endpoint_iterator): <text:span text:style-name="T5">specify which socket and tcp to use to connect and where to get header from</text:span></text:p>
      <text:p text:style-name="P12">-void do_read_header(): <text:span text:style-name="T6">read header from boost server and send it to do_read-body();</text:span></text:p>
      <text:p text:style-name="P13">-<text:span text:style-name="T5">do_read_body(): check if the header is an error. If not convert chat_message type <text:s/>to a string and add the universal time to it before readjusting the length of the message and casting it back into a chat_message and then sending it to do_write(),</text:span></text:p>
      <text:p text:style-name="P37">-<text:span text:style-name="T5">do_write(): if the message is not empty, add it to write_msgs_ variable and write the message to terminal.</text:span></text:p>
      <text:p text:style-name="P21"/>
      <text:p text:style-name="P35"/>
      <text:p text:style-name="P35">In chat_server.cpp</text:p>
      <text:p text:style-name="P44"/>
      <text:p text:style-name="P22"/>
      <text:p text:style-name="P11">chatrooms class: <text:span text:style-name="T4">t</text:span>his class is an instance of a chatroom <text:span text:style-name="T9">participant</text:span> and keeps track of all users in it as well as the last 100 messages sent in this chatroom</text:p>
      <text:p text:style-name="P5"/>
      <text:p text:style-name="P5"><text:span text:style-name="T4">chatrooms </text:span>member variable:</text:p>
      <text:p text:style-name="P6">-string name: this is the name of the chatroom</text:p>
      <text:p text:style-name="P6"><text:soft-page-break/>-vertor&lt;string&gt; chatroom_users: this is a vector of all the name of the users that are in this chatroom</text:p>
      <text:p text:style-name="P6">-vector&lt;string&gt;<text:span text:style-name="T3">messages: this is a vector of the last 100 messages in the chatroom</text:span></text:p>
      <text:p text:style-name="P6"/>
      <text:p text:style-name="P7"><text:span text:style-name="T4">chatrooms </text:span>methods:</text:p>
      <text:p text:style-name="P7">-void message_backlog(string message): pushes the most recent message into the private vector messages to be stored</text:p>
      <text:p text:style-name="P7">-void add_user(string name): pushes the name of a new user in the chatroom into the private vector </text:p>
      <text:p text:style-name="P25">of string messages</text:p>
      <text:p text:style-name="P25">-void remove_user(string name): remove<text:span text:style-name="T3"> the name of a new user in the chatroom into the private vector </text:span></text:p>
      <text:p text:style-name="P25">of string messages</text:p>
      <text:p text:style-name="P25">-int num_users(); retrieve the size of the vector messages, which would be the number of users in this instance of chatrooms</text:p>
      <text:p text:style-name="P25">-string get_user(int i): retrieve the name of the user at position i in the chatroom_users vector.</text:p>
      <text:p text:style-name="P41">-string get_msg(int index): retrieve the message string from position index in the messages vector.</text:p>
      <text:p text:style-name="P25"/>
      <text:p text:style-name="P26">chat_participant class: this class is an instance of a user in a chatroom and will store their personal information.</text:p>
      <text:p text:style-name="P26"/>
      <text:p text:style-name="P26">chat_participant variable:</text:p>
      <text:p text:style-name="P26">-string room_name: the name of the chatroom this participant is in.</text:p>
      <text:p text:style-name="P26">-int uuid: a 9 digit number that is used as an id that is unique to the participant.</text:p>
      <text:p text:style-name="P26">-string nick: the nickname that the participant wants to be displayed with their message.</text:p>
      <text:p text:style-name="P26">-int index: </text:p>
      <text:p text:style-name="P26"/>
      <text:p text:style-name="P26">chat_participant methods:</text:p>
      <text:p text:style-name="P10">-int get_uuid() : returns the stored uuid</text:p>
      <text:p text:style-name="P10">-void set_uuid(int in_uuid): replace the uuid stored with in_uuid</text:p>
      <text:p text:style-name="P10">-string get_nick(): returns the stored nickname</text:p>
      <text:p text:style-name="P10">-<text:span text:style-name="T10">void set_nick(string name): replace the store nickname with the string name </text:span></text:p>
      <text:p text:style-name="P40">-<text:span text:style-name="T10">void ExecCmd(string cmd): takes in the message converted into a string passed in by a client and extract the command, execute the command, and then deliver a response to the clients. </text:span></text:p>
      <text:p text:style-name="P27"/>
      <text:p text:style-name="P27">chat_session class:</text:p>
      <text:p text:style-name="P27"/>
      <text:p text:style-name="P27">chat_session variable:</text:p>
      <text:p text:style-name="P17">-tcp::socket socket_;<text:tab/>the socket being used</text:p>
      <text:p text:style-name="P17">-chat_message read_msg_; <text:span text:style-name="T7">the encoded message </text:span></text:p>
      <text:p text:style-name="P17">-chat_message_queue write_msgs_; <text:span text:style-name="T7">a queue for the encoded message</text:span></text:p>
      <text:p text:style-name="P27"/>
      <text:p text:style-name="P27">chat_session methods:</text:p>
      <text:p text:style-name="P19">-void <text:span text:style-name="T11">deliver</text:span>(const chat_message&amp; msg): take in a <text:span text:style-name="T8">message and write it to the boost io service (works like write(const chat_message&amp; msg) in chat_client class in chat_client.cpp)</text:span></text:p>
      <text:p text:style-name="P28">-void start(): <text:s/>performs the method do_read_header.</text:p>
      <text:p text:style-name="P15">-void do_read_header(): <text:span text:style-name="T6">read header from boost server and send it to do_read-body();</text:span></text:p>
      <text:p text:style-name="P14">-<text:span text:style-name="T5">do_read_body(): check if the header is an error. If not convert chat_message type <text:s/>to a string and add the universal time to it before readjusting the length of the message and casting it back into a chat_message and then sending it to do_write(),</text:span></text:p>
      <text:p text:style-name="P38"><text:soft-page-break/>-<text:span text:style-name="T11">do_write(): If the message is not empty, add it to write_msgs_ variable and write the message to terminal.</text:span></text:p>
      <text:p text:style-name="P14"/>
      <text:p text:style-name="P14"/>
      <text:p text:style-name="P29">chat_server class:</text:p>
      <text:p text:style-name="P29"/>
      <text:p text:style-name="P29">chat_server private variable:</text:p>
      <text:p text:style-name="P30">-tcp::acceptor acceptor_: and acceptor produced for acception a new socket connection</text:p>
      <text:p text:style-name="P30">-tcp::socket socket_: socket retrieve from boost’s io_service</text:p>
      <text:p text:style-name="P29"/>
      <text:p text:style-name="P29">chat_server methods: </text:p>
      <text:p text:style-name="P30">-void do_accept(): accept a new socket connection and direct it towards the start() of a chatroom session.</text:p>
      <text:p text:style-name="P38"/>
      <text:p text:style-name="P14"/>
      <text:p text:style-name="P31"><text:span text:style-name="T14">In </text:span>chat_message.hpp</text:p>
      <text:p text:style-name="P42"/>
      <text:p text:style-name="P31"/>
      <text:p text:style-name="P31">chat_message class: a class that en<text:span text:style-name="T12">capsulate</text:span> data <text:span text:style-name="T12">to send over boost io services.</text:span></text:p>
      <text:p text:style-name="P31"/>
      <text:p text:style-name="P32">chat_message variables:</text:p>
      <text:p text:style-name="P32">-char data_[header_length + max_body_length]: a char array containing the char being send and additional </text:p>
      <text:p text:style-name="P32">-std::size_t body_length_: the length of the message being sent </text:p>
      <text:p text:style-name="P32">-<text:span text:style-name="T13">header_length: an enum defined to be 4</text:span></text:p>
      <text:p text:style-name="P32">-<text:span text:style-name="T13">max_body_length: an enum defined to be 512</text:span></text:p>
      <text:p text:style-name="P32"/>
      <text:p text:style-name="P32">chat_ message methods: </text:p>
      <text:p text:style-name="P32">-const char* data() const: returns the char* to the private char array data_ <text:span text:style-name="T13">that can’t be modified</text:span></text:p>
      <text:p text:style-name="P33">-<text:span text:style-name="T13">char* data(): </text:span>eturns the char* to the private char array data_ <text:span text:style-name="T13">but can be modified.</text:span></text:p>
      <text:p text:style-name="P33">-<text:span text:style-name="T13">std::size_t length() const: returns the sum of the header_length and the body_length </text:span></text:p>
      <text:p text:style-name="P33">-<text:span text:style-name="T13">char* body(): returns the _data+header_length which is the address of where the body message start in the char array _data which includes the body message and the header. </text:span></text:p>
      <text:p text:style-name="P33">-<text:span text:style-name="T13">const char* body() const: does the same thing as char* body() but what is returned cannot be modified.</text:span></text:p>
      <text:p text:style-name="P33">-<text:span text:style-name="T13">std::size_t body_length() const: returns the private variable body_length_.</text:span></text:p>
      <text:p text:style-name="P33">-<text:span text:style-name="T13">void body_length(std::size_t new_length): set the private variable body_length_ to be new_length unless it exceeds the max_body_length. If it does, body_length_ will be set to be max_body_length instead.</text:span></text:p>
      <text:p text:style-name="P33">-<text:span text:style-name="T13">bool decode_header(): extract the header from data_. If the header is a number greater than the max body length, then it is invalid and returns false, else true.</text:span></text:p>
      <text:p text:style-name="P34">-<text:span text:style-name="T13"> void encode_header(): encode the first 4 digits of body_length_ as the header for the data_.</text:span></text:p>
      <text:p text:style-name="P43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2:41:20.677043681</meta:creation-date>
    <dc:date>2017-11-17T22:55:48.532861725</dc:date>
    <meta:editing-duration>PT36M2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3" meta:paragraph-count="85" meta:word-count="983" meta:character-count="6371" meta:non-whitespace-character-count="5455"/>
  </office:meta>
</office:document-meta>
</file>